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3StreamerImpl.stream( JCO . Function function , ContentHandler content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efaultWeb3StreamerImpl.streamParameterList( JCO . ParameterList pList , ContentHandler content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